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de" fo:country="AT" style:font-size-asian="12pt" style:font-size-complex="12pt"/>
    </style:style>
    <style:style style:name="P2" style:family="paragraph" style:parent-style-name="Text_20_body">
      <style:text-properties fo:font-size="12pt" fo:language="de" fo:country="AT" style:font-size-asian="12pt" style:font-size-complex="12pt"/>
    </style:style>
    <style:style style:name="P3" style:family="paragraph" style:parent-style-name="Standard">
      <style:text-properties fo:font-size="12pt" fo:language="de" fo:country="AT" officeooo:rsid="0059d484" officeooo:paragraph-rsid="0059d484" style:font-size-asian="12pt" style:font-size-complex="12pt"/>
    </style:style>
    <style:style style:name="P4" style:family="paragraph">
      <style:paragraph-properties fo:text-align="center"/>
      <style:text-properties fo:color="#ffffff"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8e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ExportButton" form:control-implementation="ooo:com.sun.star.form.component.CommandButton" xml:id="control1" form:id="control1" form:label="1. Export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_Form?language=Basic&amp;location=document" xlink:type="simple"/>
            </office:event-listeners>
          </form:button>
          <form:button form:name="ImportButton" form:control-implementation="ooo:com.sun.star.form.component.CommandButton" xml:id="control2" form:id="control2" form:label="2. Im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EnableVisible" office:value-type="boolean" office:boolean-value="false"/>
            </form:properties>
            <office:event-listeners>
              <script:event-listener script:language="ooo:script" script:event-name="form:performaction" xlink:href="vnd.sun.star.script:Standard.Module1.Import_Signature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name="Form1" draw:style-name="gr1" draw:text-style-name="P4" svg:width="3.414cm" svg:height="1.006cm" svg:x="9.624cm" svg:y="-1.395cm" draw:control="control1"/><draw:control text:anchor-type="paragraph" draw:z-index="1" draw:name="Form1" draw:style-name="gr1" draw:text-style-name="P4" svg:width="3.414cm" svg:height="1.006cm" svg:x="13.503cm" svg:y="-1.422cm" draw:control="control2"/></text:p>
      <text:p text:style-name="P2"/>
      <text:p text:style-name="P3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8:26.626000000</meta:creation-date>
    <dc:date>2018-08-10T22:25:44.991000000</dc:date>
    <meta:editing-duration>PT2H3S</meta:editing-duration>
    <meta:editing-cycles>29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Import_Signature
rem ----------------------------------------------------------------------
rem define variables
dim document   as object
dim dispatcher as object

rem --- Clean up the text of the document !doesntwork!
call Clear_All

rem ----------------------------------------------------------------------
rem get access to the document
document   = ThisComponent.CurrentController.Frame
dispatcher = createUnoService("com.sun.star.frame.DispatchHelper")

rem get tool for cutting path
GlobalScope.BasicLibraries.loadLibrary("Tools")
path=DirectoryNameoutofPath(ThisComponent.getURL(),"/")

Dim oScriptProvider, oScript
oScriptProvider = ThisComponent.getScriptProvider()
oScript = oScriptProvider.getScript("vnd.sun.star.script:macros.py$importSignature?language=Python&amp;location=document")
oScript.invoke(array(ThisComponent.getURL()), array(), array())

rem ---wait for finish of py-script---
wait 500



rem ----------------------------------------------------------------------
dim args1(3) as new com.sun.star.beans.PropertyValue
args1(0).Name = "FileName"
args1(0).Value = path + "/sigma_files/signature.png"
args1(1).Name = "FilterName"
args1(1).Value = "&lt;Alle Formate&gt;"
args1(2).Name = "AsLink"
args1(2).Value = false
args1(3).Name = "Style"
args1(3).Value = ""

dispatcher.executeDispatch(document, ".uno:InsertGraphic", "", 0, args1())

rem ----------------------------------------------------------------------
dim args2(3) as new com.sun.star.beans.PropertyValue
args2(0).Name = "FileName"
args2(0).Value = path + "/sigma_files/signature.png"
args2(1).Name = "FilterName"
args2(1).Value = "&lt;Alle Formate&gt;"
args2(2).Name = "AsLink"
args2(2).Value = false
args2(3).Name = "Style"
args2(3).Value = ""

dispatcher.executeDispatch(document, ".uno:InsertGraphic", "", 0, args2())


end sub


sub Export_Form (oEvent as Object)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get tool for cutting path
GlobalScope.BasicLibraries.loadLibrary("Tools")
path=DirectoryNameoutofPath(ThisComponent.getURL(),"/")

rem ----------------------------------------------------------------------
dim args1(3) as new com.sun.star.beans.PropertyValue
args1(0).Name = "URL"
args1(0).Value =  path + "/sigma_files/form.jpg"
args1(1).Name = "FilterName"
args1(1).Value = "writer_jpg_Export"
args1(2).Name = "FilterData"
args1(2).Value = Array(Array("ColorMode",0,0,com.sun.star.beans.PropertyState.DIRECT_VALUE),Array("Quality",0,75,com.sun.star.beans.PropertyState.DIRECT_VALUE),Array("PixelWidth",0,992,com.sun.star.beans.PropertyState.DIRECT_VALUE),Array("PixelHeight",0,1403,com.sun.star.beans.PropertyState.DIRECT_VALUE),Array("LogicalWidth",0,20999,com.sun.star.beans.PropertyState.DIRECT_VALUE),Array("LogicalHeight",0,29699,com.sun.star.beans.PropertyState.DIRECT_VALUE))
args1(3).Name = "SelectionOnly"
args1(3).Value = false

Me = oEvent.Source.Model.Parent
Button = Me.GetByName("ExportButton")
Button2 = Me.GetByName("ImportButton")
Button.EnableVisible = false
rem Button2.EnableVisible = false

dispatcher.executeDispatch(document, ".uno:ExportTo", "", 0, args1())

rem Button.EnableVisible = true
Button2.EnableVisible = true

wait 1000

Dim oScriptProvider, oScript
oScriptProvider = ThisComponent.getScriptProvider()
oScript = oScriptProvider.getScript("vnd.sun.star.script:macros.py$exportForm?language=Python&amp;location=document")
oScript.invoke(array(ThisComponent.getURL()), array(), array())


end sub


sub Clear_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    content = thisComponent.getText() 'Retrieves all elements that support XTextContent from what I can tell :/'
    enumerator = content.createEnumeration()
    
    While enumerator.hasMoreElements()
    	oTextElement = enumerator.nextElement

    	if oTextElement.getString &lt;&gt;"" then
                
           content.removeTextContent(oTextElement)
          end if
    Wend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